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který se zasekl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Vidím, že jsem smrtelníky pořádně vyděsil!</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vnejšek Netherworlds, a vylepšit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3">00.00.0000</text:date>, <text:time style:data-style-name="N2" text:time-value="14:58:37.71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6-23T14:59:12.389000000</dc:date>
    <meta:editing-duration>PT23H25M18S</meta:editing-duration>
    <meta:editing-cycles>63</meta:editing-cycles>
    <meta:document-statistic meta:table-count="1" meta:cell-count="1531" meta:object-count="0"/>
  </office:meta>
</office:document-meta>
</file>